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4e7d9" officeooo:paragraph-rsid="00067233"/>
    </style:style>
    <style:style style:name="P2" style:family="paragraph" style:parent-style-name="Standard">
      <style:text-properties style:font-name="Arial1" fo:font-size="14pt" fo:font-weight="bold" officeooo:rsid="0014e7d9" officeooo:paragraph-rsid="0006723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1" fo:font-size="14pt" fo:font-weight="bold" officeooo:rsid="00067233" officeooo:paragraph-rsid="0006723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1" fo:font-weight="bold" officeooo:rsid="00067233" officeooo:paragraph-rsid="00067233" style:font-weight-asian="bold" style:font-weight-complex="bold"/>
    </style:style>
    <style:style style:name="P5" style:family="paragraph" style:parent-style-name="Standard">
      <style:text-properties style:font-name="Arial1" style:text-underline-style="none" fo:font-weight="bold" officeooo:rsid="00067233" officeooo:paragraph-rsid="00067233" style:font-weight-asian="bold" style:font-weight-complex="bold"/>
    </style:style>
    <style:style style:name="P6" style:family="paragraph" style:parent-style-name="Standard">
      <style:text-properties style:font-name="Arial1" style:text-underline-style="none" fo:font-weight="normal" officeooo:rsid="00067233" officeooo:paragraph-rsid="00067233" style:font-weight-asian="normal" style:font-weight-complex="normal"/>
    </style:style>
    <style:style style:name="T1" style:family="text">
      <style:text-properties officeooo:rsid="000672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723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nsactions purchase/shipping</text:p>
      <text:p text:style-name="P2"/>
      <text:p text:style-name="P1">This test suit is focused on <text:span text:style-name="T1">transactions</text:span> validation, checking for all possible users on different scenarios on Sauce Demo website.</text:p>
      <text:p text:style-name="P1"/>
      <text:p text:style-name="P1"/>
      <text:p text:style-name="P4">TC-1</text:p>
      <text:p text:style-name="P1">Feature: Purchase</text:p>
      <text:p text:style-name="P1"/>
      <text:p text:style-name="P1">Scenario: Verify successful purchase with "&lt;payment_method&gt;"</text:p>
      <text:p text:style-name="P1"><text:s text:c="2"/>Given I am logged in to the site as a "&lt;user&gt;"</text:p>
      <text:p text:style-name="P1"><text:s text:c="2"/>When I navigate to the "Products" page</text:p>
      <text:p text:style-name="P1"><text:s text:c="2"/>And I select a product from the list</text:p>
      <text:p text:style-name="P1"><text:s text:c="2"/>And I click the "Add to Cart" button</text:p>
      <text:p text:style-name="P1"><text:s text:c="2"/>And I navigate to the "Cart" page</text:p>
      <text:p text:style-name="P1"><text:s text:c="2"/>And I click the "Checkout" button</text:p>
      <text:p text:style-name="P1"><text:s text:c="2"/>And I fill in the <text:span text:style-name="T3">"</text:span><text:span text:style-name="T1">First Name</text:span>"<text:span text:style-name="T1"> text box with </text:span>"<text:span text:style-name="T1">test</text:span>"</text:p>
      <text:p text:style-name="P1"><text:s text:c="2"/>And I fill in the <text:span text:style-name="T3">"</text:span><text:span text:style-name="T4">Last</text:span><text:span text:style-name="T1"> Name</text:span>"<text:span text:style-name="T1"> text box with </text:span>"<text:span text:style-name="T1">test</text:span>"</text:p>
      <text:p text:style-name="P1"><text:s text:c="2"/>And I fill in the <text:span text:style-name="T3">"</text:span><text:span text:style-name="T4">Zip/Postal code</text:span>"<text:span text:style-name="T1"> text box with </text:span>"<text:span text:style-name="T1">0</text:span>"</text:p>
      <text:p text:style-name="P1"><text:s text:c="2"/>And I click the "Continue" button</text:p>
      <text:p text:style-name="P1"><text:s text:c="2"/>And I click the "Finish" button</text:p>
      <text:p text:style-name="P1"><text:s text:c="2"/>Then a message is displayed confirming the purchase "Thank you for your order!"</text:p>
      <text:p text:style-name="P1"/>
      <text:p text:style-name="P1">Examples:</text:p>
      <text:p text:style-name="P1"><text:s text:c="2"/>| user <text:s text:c="12"/>|</text:p>
      <text:p text:style-name="P1"><text:s text:c="2"/>| standard_user <text:s text:c="3"/>|</text:p>
      <text:p text:style-name="P1"><text:s text:c="2"/>| locked_out_user <text:s/>|</text:p>
      <text:p text:style-name="P1"><text:s text:c="2"/>| problem_user <text:s text:c="4"/>|</text:p>
      <text:p text:style-name="P1"><text:s text:c="2"/>| performance_glitch_user |</text:p>
      <text:p text:style-name="P1"/>
      <text:p text:style-name="P4">TC-2</text:p>
      <text:p text:style-name="P1">Feature: Purchase Cancellation</text:p>
      <text:p text:style-name="P1"/>
      <text:p text:style-name="P1">Scenario: Verify purchase cancellation</text:p>
      <text:p text:style-name="P1"><text:s text:c="2"/>Given I am logged in to the site as a "&lt;user&gt;"</text:p>
      <text:p text:style-name="P1"><text:s text:c="2"/>When I navigate to the "Products" page</text:p>
      <text:p text:style-name="P1"><text:s text:c="2"/>And I select a product from the list</text:p>
      <text:p text:style-name="P1"><text:s text:c="2"/>And I click the "Add to Cart" button</text:p>
      <text:p text:style-name="P1"><text:s text:c="2"/>And I navigate to the "Cart" page</text:p>
      <text:p text:style-name="P1"><text:s text:c="2"/>And I click the "Checkout" button</text:p>
      <text:p text:style-name="P1"><text:s text:c="2"/>And I fill in the <text:span text:style-name="T3">"</text:span><text:span text:style-name="T1">First Name</text:span>"<text:span text:style-name="T1"> text box with </text:span>"<text:span text:style-name="T1">test</text:span>"</text:p>
      <text:p text:style-name="P1"><text:s text:c="2"/>And I fill in the <text:span text:style-name="T3">"</text:span><text:span text:style-name="T4">Last</text:span><text:span text:style-name="T1"> Name</text:span>"<text:span text:style-name="T1"> text box with </text:span>"<text:span text:style-name="T1">test</text:span>"</text:p>
      <text:p text:style-name="P1"><text:s text:c="2"/>And I fill in the <text:span text:style-name="T3">"</text:span><text:span text:style-name="T4">Zip/Postal code</text:span>"<text:span text:style-name="T1"> text box with </text:span>"<text:span text:style-name="T1">0</text:span>"</text:p>
      <text:p text:style-name="P1"><text:s text:c="2"/>And I click the "Continue" button</text:p>
      <text:p text:style-name="P1"><text:s text:c="2"/>And I review the order details</text:p>
      <text:p text:style-name="P1"><text:s text:c="2"/>And I click the "Cancel" button</text:p>
      <text:p text:style-name="P1"><text:s text:c="2"/>Then the purchase process is canceled</text:p>
      <text:p text:style-name="P1"><text:s text:c="2"/>And I am redirected to the "Products" page</text:p>
      <text:p text:style-name="P1"/>
      <text:p text:style-name="P1">Examples:</text:p>
      <text:p text:style-name="P1"><text:s text:c="2"/>| user <text:s text:c="12"/>|</text:p>
      <text:p text:style-name="P1"><text:s text:c="2"/>| standard_user <text:s text:c="3"/>|</text:p>
      <text:p text:style-name="P1"><text:soft-page-break/><text:s text:c="2"/>| locked_out_user <text:s/>|</text:p>
      <text:p text:style-name="P1"><text:s text:c="2"/>| problem_user <text:s text:c="4"/>|</text:p>
      <text:p text:style-name="P1"><text:s text:c="2"/>| performance_glitch_user | Address: 101 Lane, District <text:s/>|</text:p>
      <text:p text:style-name="P1"/>
      <text:p text:style-name="P5">TC-3</text:p>
      <text:p text:style-name="P6">Feature: Empty Cart After Purchase</text:p>
      <text:p text:style-name="P6"/>
      <text:p text:style-name="P6">Scenario: Verify empty cart after successful purchase</text:p>
      <text:p text:style-name="P6"><text:s text:c="2"/>Given I am logged in to the site as a "&lt;user&gt;"</text:p>
      <text:p text:style-name="P6"><text:s text:c="2"/>When I navigate to the "Products" page</text:p>
      <text:p text:style-name="P6"><text:s text:c="2"/>And I select a product from the list</text:p>
      <text:p text:style-name="P6"><text:s text:c="2"/>And I click the "Add to Cart" button</text:p>
      <text:p text:style-name="P6"><text:s text:c="2"/>And I navigate to the "Cart" page</text:p>
      <text:p text:style-name="P6"><text:s text:c="2"/>And I click the "Checkout" button</text:p>
      <text:p text:style-name="P1"><text:s text:c="2"/>And I fill in the <text:span text:style-name="T3">"</text:span><text:span text:style-name="T1">First Name</text:span>"<text:span text:style-name="T1"> text box with </text:span>"<text:span text:style-name="T1">test</text:span>"</text:p>
      <text:p text:style-name="P1"><text:s text:c="2"/>And I fill in the <text:span text:style-name="T3">"</text:span><text:span text:style-name="T4">Last</text:span><text:span text:style-name="T1"> Name</text:span>"<text:span text:style-name="T1"> text box with </text:span>"<text:span text:style-name="T1">test</text:span>"</text:p>
      <text:p text:style-name="P1"><text:s text:c="2"/>And I fill in the "<text:span text:style-name="T1">Zip/Postal code</text:span>"<text:span text:style-name="T1"> text box with </text:span>"<text:span text:style-name="T1">0</text:span>"</text:p>
      <text:p text:style-name="P6"><text:s text:c="2"/>And I click the "Continue" button</text:p>
      <text:p text:style-name="P6"><text:s text:c="2"/>And I review the order details</text:p>
      <text:p text:style-name="P6"><text:s text:c="2"/>And I click the "Finish" button</text:p>
      <text:p text:style-name="P6"><text:s text:c="2"/>Then a success message is displayed confirming the purchase</text:p>
      <text:p text:style-name="P6"/>
      <text:p text:style-name="P6"><text:s text:c="2"/>When I navigate back to the "Cart" page</text:p>
      <text:p text:style-name="P6"><text:s text:c="2"/>Then the cart is empty</text:p>
      <text:p text:style-name="P6"/>
      <text:p text:style-name="P6">Examples:</text:p>
      <text:p text:style-name="P6"><text:s text:c="2"/>| user <text:s text:c="12"/>|</text:p>
      <text:p text:style-name="P6"><text:s text:c="2"/>| standard_user <text:s text:c="3"/>|</text:p>
      <text:p text:style-name="P6"><text:s text:c="2"/>| locked_out_user <text:s/>|</text:p>
      <text:p text:style-name="P6"><text:s text:c="2"/>| problem_user <text:s text:c="4"/>|</text:p>
      <text:p text:style-name="P6"><text:s text:c="2"/>| performance_glitch_user 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M Mono" svg:font-family="'DM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3:18:51.617000000</meta:creation-date>
    <dc:date>2023-07-21T13:51:26.777000000</dc:date>
    <meta:editing-duration>PT32M35S</meta:editing-duration>
    <meta:editing-cycles>1</meta:editing-cycles>
    <meta:document-statistic meta:table-count="0" meta:image-count="0" meta:object-count="0" meta:page-count="2" meta:paragraph-count="70" meta:word-count="442" meta:character-count="2554" meta:non-whitespace-character-count="2009"/>
    <meta:generator>LibreOffice/7.5.5.2$Windows_X86_64 LibreOffice_project/ca8fe7424262805f223b9a2334bc7181abbcbf5e</meta:generator>
  </office:meta>
</office:document-meta>
</file>